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12cm" fo:min-width="3.69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131cm" fo:min-width="0.897cm"/>
    </style:style>
    <style:style style:name="gr3" style:family="graphic" style:parent-style-name="standard">
      <style:graphic-properties draw:fill-color="#111111" draw:textarea-horizontal-align="justify" draw:textarea-vertical-align="middle" draw:auto-grow-height="false" fo:min-height="0.237cm" fo:min-width="0cm"/>
    </style:style>
    <style:style style:name="gr4" style:family="graphic" style:parent-style-name="standard">
      <style:graphic-properties draw:fill-color="#111111" draw:textarea-horizontal-align="justify" draw:textarea-vertical-align="middle" draw:auto-grow-height="false" fo:min-height="3.052cm" fo:min-width="0cm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svg:stroke-opacity="0%" draw:opacity="0%" draw:textarea-horizontal-align="justify" draw:textarea-vertical-align="middle" draw:auto-grow-height="false" fo:min-height="0.766cm" fo:min-width="3.437cm"/>
      <style:paragraph-properties style:writing-mode="lr-tb"/>
    </style:style>
    <style:style style:name="gr7" style:family="graphic" style:parent-style-name="standard">
      <style:graphic-properties svg:stroke-opacity="0%" draw:opacity="0%" draw:textarea-horizontal-align="justify" draw:textarea-vertical-align="middle" draw:auto-grow-height="false" fo:min-height="0.766cm" fo:min-width="2.675cm"/>
      <style:paragraph-properties style:writing-mode="lr-tb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svg:stroke-opacity="0%" draw:opacity="0%" draw:textarea-horizontal-align="justify" draw:textarea-vertical-align="middle" draw:auto-grow-height="false" fo:min-height="0.639cm" fo:min-width="1.15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3.814cm" fo:min-width="2.675cm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 fo:min-height="0.783cm" fo:min-width="0cm"/>
    </style:style>
    <style:style style:name="gr12" style:family="graphic" style:parent-style-name="objectwithoutfill">
      <style:graphic-properties svg:stroke-color="#000000" draw:fill="solid" draw:fill-color="#000000" draw:textarea-vertical-align="middle"/>
    </style:style>
    <style:style style:name="gr13" style:family="graphic" style:parent-style-name="objectwithoutfill">
      <style:graphic-properties svg:stroke-color="#000000" draw:marker-end="Arrow" draw:marker-end-width="0.3cm" draw:fill="solid" draw:fill-color="#000000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15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svg:stroke-opacity="0%" draw:fill-color="#fffff0" draw:textarea-horizontal-align="justify" draw:textarea-vertical-align="middle" draw:auto-grow-height="false" fo:min-height="1.655cm" fo:min-width="7.628cm"/>
    </style:style>
    <style:style style:name="gr17" style:family="graphic" style:parent-style-name="standard">
      <style:graphic-properties svg:stroke-color="#000000" draw:textarea-horizontal-align="justify" draw:textarea-vertical-align="middle" draw:auto-grow-height="false" fo:min-height="0.131cm" fo:min-width="0.262cm"/>
    </style:style>
    <style:style style:name="gr18" style:family="graphic" style:parent-style-name="standard">
      <style:graphic-properties draw:textarea-horizontal-align="justify" draw:textarea-vertical-align="middle" draw:auto-grow-height="false" fo:min-height="2.036cm" fo:min-width="1.286cm"/>
    </style:style>
    <style:style style:name="gr19" style:family="graphic" style:parent-style-name="standard">
      <style:graphic-properties svg:stroke-color="#000000" draw:fill-color="#000000" draw:textarea-horizontal-align="justify" draw:textarea-vertical-align="middle" draw:auto-grow-height="false" fo:min-height="0.331cm" fo:min-width="0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svg:stroke-color="#000000" draw:fill-color="#000000" draw:textarea-horizontal-align="justify" draw:textarea-vertical-align="middle" draw:auto-grow-height="false" fo:min-height="0.306cm" fo:min-width="0cm"/>
    </style:style>
    <style:style style:name="gr22" style:family="graphic" style:parent-style-name="standard">
      <style:graphic-properties svg:stroke-color="#ff4000" svg:stroke-opacity="100%" draw:opacity="0%" draw:textarea-horizontal-align="justify" draw:textarea-vertical-align="middle" draw:auto-grow-height="false" fo:min-height="3.814cm" fo:min-width="11.057cm"/>
    </style:style>
    <style:style style:name="gr23" style:family="graphic" style:parent-style-name="standard">
      <style:graphic-properties svg:stroke-color="#ff4000" svg:stroke-opacity="100%" draw:opacity="0%" draw:textarea-horizontal-align="justify" draw:textarea-vertical-align="middle" draw:auto-grow-height="false" fo:min-height="4.449cm" fo:min-width="11.057cm"/>
    </style:style>
    <style:style style:name="gr24" style:family="graphic" style:parent-style-name="standard">
      <style:graphic-properties svg:stroke-color="#ff4000" svg:stroke-opacity="100%" draw:opacity="0%" draw:textarea-horizontal-align="justify" draw:textarea-vertical-align="middle" draw:auto-grow-height="false" fo:min-height="5.084cm" fo:min-width="11.05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7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1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2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8cm" fo:min-width="0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75cm" fo:min-width="1.15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111111"/>
      <style:paragraph-properties fo:text-align="center"/>
    </style:style>
    <style:style style:name="P5" style:family="paragraph">
      <style:paragraph-properties fo:text-align="center" style:writing-mode="lr-tb"/>
      <style:text-properties fo:font-size="11pt" style:font-size-asian="11pt" style:font-size-complex="11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opacity="0%"/>
      <style:paragraph-properties fo:text-align="center" style:writing-mode="lr-tb"/>
      <style:text-properties fo:font-size="11pt" style:font-size-asian="11pt" style:font-size-complex="11pt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0" style:family="paragraph">
      <loext:graphic-properties draw:fill-color="#fffff0"/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opacity="0%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OpenSymbol1" fo:font-size="11pt" style:font-name-asian="OpenSymbol1" style:font-size-asian="11pt" style:font-name-complex="OpenSymbol1" style:font-size-complex="11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91cm" svg:height="0.762cm" svg:x="5.445cm" svg:y="4.81cm">
          <text:p text:style-name="P1"><text:span text:style-name="T1">Roda com mo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397cm" svg:height="0.381cm" svg:x="10.144cm" svg:y="7.2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635cm" svg:height="0.689cm" svg:x="10.498cm" svg:y="7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4.191cm" svg:height="0.762cm" svg:x="5.445cm" svg:y="8.874cm">
          <text:p text:style-name="P5"><text:span text:style-name="T1">Roda com moto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254cm" svg:height="3.302cm" svg:x="7.35cm" svg:y="5.572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0.906cm" svg:y1="7.022cm" svg:x2="12.938cm" svg:y2="7.096cm">
          <text:p/>
        </draw:line>
        <draw:custom-shape draw:style-name="gr6" draw:text-style-name="P7" draw:layer="layout" svg:width="3.937cm" svg:height="1.016cm" svg:x="12.811cm" svg:y="6.515cm">
          <text:p text:style-name="P5"><text:span text:style-name="T1">Roda boba </text:span></text:p>
          <text:p text:style-name="P5"><text:span text:style-name="T1">ou </text:span></text:p>
          <text:p text:style-name="P5"><text:span text:style-name="T1">roda de sustentação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175cm" svg:height="1.016cm" svg:x="9.509cm" svg:y="4.683cm">
          <text:p text:style-name="P5"><text:span text:style-name="T1">Direita (right)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175cm" svg:height="1.016cm" svg:x="9.509cm" svg:y="8.747cm">
          <text:p text:style-name="P5"><text:span text:style-name="T1">Esquerda (left)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5.11cm" svg:y1="5.191cm" svg:x2="4.983cm" svg:y2="9.255cm">
          <text:p/>
        </draw:line>
        <draw:custom-shape draw:style-name="gr9" draw:text-style-name="P7" draw:layer="layout" svg:width="1.651cm" svg:height="0.889cm" svg:x="3.424cm" svg:y="6.842cm">
          <text:p text:style-name="P5"><text:span text:style-name="T1">L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5.445cm" svg:y1="11.287cm" svg:x2="9.636cm" svg:y2="11.287cm">
          <text:p/>
        </draw:line>
        <draw:custom-shape draw:style-name="gr9" draw:text-style-name="P7" draw:layer="layout" svg:width="1.651cm" svg:height="0.889cm" svg:x="6.461cm" svg:y="11.414cm">
          <text:p text:style-name="P5"><text:span text:style-name="T1">2*Radi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5.445cm" svg:y1="10.144cm" svg:x2="7.731cm" svg:y2="10.144cm">
          <text:p/>
        </draw:line>
        <draw:custom-shape draw:style-name="gr9" draw:text-style-name="P7" draw:layer="layout" svg:width="1.651cm" svg:height="0.889cm" svg:x="5.826cm" svg:y="10.144cm">
          <text:p text:style-name="P5"><text:span text:style-name="T1">Radi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3.175cm" svg:height="4.064cm" svg:x="6.715cm" svg:y="16.8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381cm" svg:height="1.143cm" svg:x="6.173cm" svg:y="16.875cm">
          <text:p/>
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0.381cm" svg:height="1.143cm" svg:x="10.01cm" svg:y="16.875cm">
          <text:p/>
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2" draw:text-style-name="P8" draw:layer="layout" svg:width="1.066cm" svg:height="1.723cm" svg:x="8.033cm" svg:y="17.86cm" svg:viewBox="0 0 1067 1724" svg:d="M397 31c341-142 578 241 635 530 58 293 59 612-106 873-174 274-615 424-847 132l-79-53">
          <text:p/>
        </draw:path>
        <draw:line draw:style-name="gr13" draw:text-style-name="P8" draw:layer="layout" svg:x1="8.112cm" svg:y1="19.415cm" svg:x2="7.858cm" svg:y2="19.034cm">
          <text:p/>
        </draw:line>
        <draw:line draw:style-name="gr5" draw:text-style-name="P6" draw:layer="layout" svg:x1="3.667cm" svg:y1="7.35cm" svg:x2="2.016cm" svg:y2="7.35cm">
          <text:p/>
        </draw:line>
        <draw:line draw:style-name="gr5" draw:text-style-name="P6" draw:layer="layout" svg:x1="8.366cm" svg:y1="16.367cm" svg:x2="8.366cm" svg:y2="14.716cm">
          <text:p/>
        </draw:line>
        <draw:frame draw:style-name="gr14" draw:text-style-name="P9" draw:layer="layout" svg:width="2.286cm" svg:height="0.762cm" svg:x="0.746cm" svg:y="6.334cm">
          <draw:text-box>
            <text:p><text:span text:style-name="T1">frente</text:span></text:p>
          </draw:text-box>
        </draw:frame>
        <draw:frame draw:style-name="gr14" draw:text-style-name="P9" draw:layer="layout" svg:width="1.524cm" svg:height="0.762cm" svg:x="7.604cm" svg:y="13.827cm">
          <draw:text-box>
            <text:p><text:span text:style-name="T1">frente</text:span></text:p>
          </draw:text-box>
        </draw:frame>
        <draw:frame draw:style-name="gr14" draw:text-style-name="P9" draw:layer="layout" svg:width="0.889cm" svg:height="0.762cm" svg:x="7.477cm" svg:y="18.526cm">
          <draw:text-box>
            <text:p><text:span text:style-name="T2"></text:span></text:p>
          </draw:text-box>
        </draw:frame>
        <draw:line draw:style-name="gr15" draw:text-style-name="P6" draw:layer="layout" svg:x1="1.127cm" svg:y1="13.192cm" svg:x2="20cm" svg:y2="12.938cm">
          <text:p/>
        </draw:line>
        <draw:custom-shape draw:style-name="gr16" draw:text-style-name="P10" draw:layer="layout" svg:width="8.128cm" svg:height="1.905cm" svg:x="4.683cm" svg:y="10.77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381cm" draw:transform="rotate (-1.60622651061038) translate (8.493cm 20.177cm)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8" draw:text-style-name="P3" draw:layer="layout" svg:width="1.786cm" svg:height="2.286cm" svg:x="2.954cm" svg:y="7.85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214cm" svg:height="0.643cm" svg:x="2.651cm" svg:y="7.858cm">
          <text:p/>
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draw:layer="layout" svg:width="0.215cm" svg:height="0.643cm" svg:x="4.806cm" svg:y="7.858cm">
          <text:p/>
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429cm" svg:height="0.214cm" draw:transform="rotate (-1.60622651061038) translate (3.954cm 9.715cm)">
          <text:p/>
          <draw:enhanced-geometry svg:viewBox="0 0 21600 21600" draw:type="rectangle" draw:enhanced-path="M 0 0 L 21600 0 21600 21600 0 21600 0 0 Z N"/>
        </draw:custom-shape>
        <draw:g>
          <draw:path draw:style-name="gr12" draw:text-style-name="P8" draw:layer="layout" svg:width="0.763cm" svg:height="0.834cm" svg:x="3.665cm" svg:y="8.366cm" svg:viewBox="0 0 764 835" svg:d="M284 15c244-69 414 117 455 256 41 142 42 297-76 423-125 133-440 206-606 64l-57-25">
            <text:p/>
          </draw:path>
          <draw:line draw:style-name="gr13" draw:text-style-name="P8" draw:layer="layout" svg:x1="3.722cm" svg:y1="9.12cm" svg:x2="3.54cm" svg:y2="8.935cm">
            <text:p/>
          </draw:line>
        </draw:g>
        <draw:custom-shape draw:style-name="gr18" draw:text-style-name="P3" draw:layer="layout" svg:width="1.786cm" svg:height="2.286cm" svg:x="6.804cm" svg:y="7.85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214cm" svg:height="0.643cm" svg:x="6.501cm" svg:y="7.858cm">
          <text:p/>
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draw:layer="layout" svg:width="0.215cm" svg:height="0.643cm" svg:x="8.656cm" svg:y="7.858cm">
          <text:p/>
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429cm" svg:height="0.214cm" draw:transform="rotate (-1.60622651061038) translate (7.804cm 9.715cm)">
          <text:p/>
          <draw:enhanced-geometry svg:viewBox="0 0 21600 21600" draw:type="rectangle" draw:enhanced-path="M 0 0 L 21600 0 21600 21600 0 21600 0 0 Z N"/>
        </draw:custom-shape>
        <draw:g>
          <draw:path draw:style-name="gr12" draw:text-style-name="P8" draw:layer="layout" svg:width="0.763cm" svg:height="0.834cm" draw:transform="rotate (-3.14159265358979) translate (8.27932576975687cm 9.2cm)" svg:viewBox="0 0 764 835" svg:d="M480 15c-244-69-414 117-455 256-41 142-42 297 76 423 125 133 440 206 607 64l56-25">
            <text:p/>
          </draw:path>
          <draw:line draw:style-name="gr13" draw:text-style-name="P8" draw:layer="layout" svg:x1="7.572cm" svg:y1="8.447cm" svg:x2="7.39cm" svg:y2="8.632cm">
            <text:p/>
          </draw:line>
        </draw:g>
        <draw:custom-shape draw:style-name="gr18" draw:text-style-name="P3" draw:layer="layout" svg:width="1.786cm" svg:height="2.286cm" svg:x="6.804cm" svg:y="13.06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214cm" svg:height="0.643cm" svg:x="6.501cm" svg:y="13.065cm">
          <text:p/>
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draw:layer="layout" svg:width="0.215cm" svg:height="0.643cm" svg:x="8.656cm" svg:y="13.065cm">
          <text:p/>
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429cm" svg:height="0.214cm" draw:transform="rotate (-1.60622651061038) translate (7.804cm 14.922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0.127cm" svg:height="0.635cm" svg:x="7.604cm" svg:y="15.73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3" draw:layer="layout" svg:width="1.786cm" svg:height="2.286cm" svg:x="2.954cm" svg:y="13.06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214cm" svg:height="0.643cm" svg:x="2.651cm" svg:y="13.065cm">
          <text:p/>
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draw:layer="layout" svg:width="0.215cm" svg:height="0.643cm" svg:x="4.806cm" svg:y="13.065cm">
          <text:p/>
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429cm" svg:height="0.214cm" draw:transform="rotate (-1.60622651061038) translate (3.954cm 14.922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0.127cm" svg:height="0.635cm" svg:x="3.812cm" svg:y="12.173cm">
          <text:p/>
          <draw:enhanced-geometry svg:viewBox="0 0 21600 21600" draw:mirror-horizontal="false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3" draw:layer="layout" svg:width="1.786cm" svg:height="2.286cm" svg:x="10.828cm" svg:y="7.98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214cm" svg:height="0.643cm" svg:x="10.525cm" svg:y="7.985cm">
          <text:p/>
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draw:layer="layout" svg:width="0.215cm" svg:height="0.643cm" svg:x="12.68cm" svg:y="7.985cm">
          <text:p/>
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429cm" svg:height="0.214cm" draw:transform="rotate (-1.60622651061038) translate (11.828cm 9.842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.786cm" svg:height="2.286cm" svg:x="10.701cm" svg:y="13.06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214cm" svg:height="0.643cm" svg:x="10.398cm" svg:y="13.065cm">
          <text:p/>
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draw:layer="layout" svg:width="0.215cm" svg:height="0.643cm" svg:x="12.553cm" svg:y="13.065cm">
          <text:p/>
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429cm" svg:height="0.214cm" draw:transform="rotate (-1.60622651061038) translate (11.701cm 14.922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0.127cm" svg:height="0.635cm" draw:transform="rotate (0.467224640758882) translate (11.65cm 22.52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3" draw:layer="layout" svg:width="1.786cm" svg:height="2.286cm" svg:x="10.801cm" svg:y="19.91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214cm" svg:height="0.643cm" svg:x="10.498cm" svg:y="19.917cm">
          <text:p/>
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draw:layer="layout" svg:width="0.215cm" svg:height="0.643cm" svg:x="12.653cm" svg:y="19.917cm">
          <text:p/>
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429cm" svg:height="0.214cm" draw:transform="rotate (-1.60622651061038) translate (11.801cm 21.774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0.127cm" svg:height="0.635cm" draw:transform="rotate (0.481885406475634) translate (11.568cm 12.275cm)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3" draw:layer="layout" svg:width="1.786cm" svg:height="2.286cm" svg:x="3.181cm" svg:y="19.80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214cm" svg:height="0.643cm" svg:x="2.878cm" svg:y="19.809cm">
          <text:p/>
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draw:layer="layout" svg:width="0.215cm" svg:height="0.643cm" svg:x="5.033cm" svg:y="19.809cm">
          <text:p/>
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429cm" svg:height="0.214cm" draw:transform="rotate (-1.60622651061038) translate (4.181cm 21.666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0.127cm" svg:height="0.635cm" draw:transform="rotate (-0.479267412597643) translate (3.989cm 18.92cm)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1" draw:layer="layout" svg:width="0.127cm" svg:height="0.635cm" draw:transform="rotate (-0.684343599706977) translate (8.006cm 22.526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3" draw:layer="layout" svg:width="1.786cm" svg:height="2.286cm" svg:x="7.118cm" svg:y="19.91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214cm" svg:height="0.643cm" svg:x="6.815cm" svg:y="19.917cm">
          <text:p/>
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draw:layer="layout" svg:width="0.215cm" svg:height="0.643cm" svg:x="8.97cm" svg:y="19.917cm">
          <text:p/>
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429cm" svg:height="0.214cm" draw:transform="rotate (-1.60622651061038) translate (8.118cm 21.774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11.557cm" svg:height="4.064cm" svg:x="2.016cm" svg:y="6.71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11.557cm" svg:height="4.699cm" svg:x="1.889cm" svg:y="12.04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11.557cm" svg:height="5.334cm" svg:x="2.016cm" svg:y="18.399cm">
          <text:p/>
          <draw:enhanced-geometry svg:viewBox="0 0 21600 21600" draw:type="rectangle" draw:enhanced-path="M 0 0 L 21600 0 21600 21600 0 21600 0 0 Z N"/>
        </draw:custom-shape>
        <draw:frame draw:style-name="gr25" draw:text-style-name="P13" draw:layer="layout" svg:width="2.716cm" svg:height="0.725cm" svg:x="6.588cm" svg:y="12.213cm">
          <draw:text-box>
            <text:p><text:span text:style-name="T3">w=0; v=-0.5</text:span></text:p>
          </draw:text-box>
        </draw:frame>
        <draw:frame draw:style-name="gr26" draw:text-style-name="P13" draw:layer="layout" svg:width="2.716cm" svg:height="0.725cm" svg:x="2.615cm" svg:y="15.605cm">
          <draw:text-box>
            <text:p><text:span text:style-name="T3">w=0; v=0.5</text:span></text:p>
          </draw:text-box>
        </draw:frame>
        <draw:frame draw:style-name="gr27" draw:text-style-name="P13" draw:layer="layout" svg:width="2.36cm" svg:height="0.725cm" svg:x="2.742cm" svg:y="6.969cm">
          <draw:text-box>
            <text:p><text:span text:style-name="T3">w=-1; v=0</text:span></text:p>
          </draw:text-box>
        </draw:frame>
        <draw:frame draw:style-name="gr28" draw:text-style-name="P13" draw:layer="layout" svg:width="2.36cm" svg:height="0.725cm" svg:x="6.425cm" svg:y="6.969cm">
          <draw:text-box>
            <text:p><text:span text:style-name="T3">w=1; v=0</text:span></text:p>
          </draw:text-box>
        </draw:frame>
        <draw:frame draw:style-name="gr27" draw:text-style-name="P13" draw:layer="layout" svg:width="2.221cm" svg:height="0.725cm" svg:x="10.489cm" svg:y="6.969cm">
          <draw:text-box>
            <text:p><text:span text:style-name="T3">w=0; v=0</text:span></text:p>
          </draw:text-box>
        </draw:frame>
        <draw:frame draw:style-name="gr25" draw:text-style-name="P13" draw:layer="layout" svg:width="2.576cm" svg:height="0.725cm" svg:x="10.398cm" svg:y="15.732cm">
          <draw:text-box>
            <text:p><text:span text:style-name="T3">w=1; v=0.5</text:span></text:p>
          </draw:text-box>
        </draw:frame>
        <draw:frame draw:style-name="gr29" draw:text-style-name="P13" draw:layer="layout" svg:width="2.794cm" svg:height="0.725cm" svg:x="2.651cm" svg:y="22.373cm">
          <draw:text-box>
            <text:p><text:span text:style-name="T3">w=-1; v=0.5</text:span></text:p>
          </draw:text-box>
        </draw:frame>
        <draw:frame draw:style-name="gr30" draw:text-style-name="P13" draw:layer="layout" svg:width="2.921cm" svg:height="0.762cm" svg:x="6.715cm" svg:y="19.034cm">
          <draw:text-box>
            <text:p><text:span text:style-name="T3">w=1; v=-0.5</text:span></text:p>
          </draw:text-box>
        </draw:frame>
        <draw:frame draw:style-name="gr31" draw:text-style-name="P13" draw:layer="layout" svg:width="2.921cm" svg:height="0.818cm" svg:x="10.271cm" svg:y="19.034cm">
          <draw:text-box>
            <text:p><text:span text:style-name="T3">w=-1; v=-0.5</text:span></text:p>
          </draw:text-box>
        </draw:frame>
        <draw:frame draw:style-name="gr27" draw:text-style-name="P13" draw:layer="layout" svg:width="2.276cm" svg:height="1.199cm" svg:x="10.027cm" svg:y="2.487cm">
          <draw:text-box>
            <text:p text:style-name="P14"><text:span text:style-name="T3">Roda</text:span></text:p>
            <text:p text:style-name="P14"><text:span text:style-name="T3">esquerda</text:span></text:p>
          </draw:text-box>
        </draw:frame>
        <draw:custom-shape draw:style-name="gr18" draw:text-style-name="P3" draw:layer="layout" svg:width="1.786cm" svg:height="2.286cm" svg:x="7.78cm" svg:y="2.4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214cm" svg:height="0.643cm" svg:x="7.477cm" svg:y="2.487cm">
          <text:p/>
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draw:layer="layout" svg:width="0.215cm" svg:height="0.643cm" svg:x="9.632cm" svg:y="2.487cm">
          <text:p/>
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429cm" svg:height="0.214cm" draw:transform="rotate (-1.60622651061038) translate (8.78cm 4.344cm)">
          <text:p/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2.221cm" svg:height="1.199cm" svg:x="5.064cm" svg:y="2.397cm">
          <draw:text-box>
            <text:p text:style-name="P14"><text:span text:style-name="T3">Roda</text:span></text:p>
            <text:p text:style-name="P14"><text:span text:style-name="T3">direita</text:span></text:p>
          </draw:text-box>
        </draw:frame>
        <draw:frame draw:style-name="gr32" draw:text-style-name="P15" draw:layer="layout" svg:width="1.651cm" svg:height="0.725cm" svg:x="7.985cm" svg:y="1.381cm">
          <draw:text-box>
            <text:p text:style-name="P14"><text:span text:style-name="T3">frent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9T17:19:40.738350471</meta:creation-date>
    <dc:date>2021-12-21T21:36:00.890344438</dc:date>
    <meta:editing-duration>PT36M16S</meta:editing-duration>
    <meta:editing-cycles>9</meta:editing-cycles>
    <meta:generator>LibreOffice/6.4.7.2$Linux_X86_64 LibreOffice_project/40$Build-2</meta:generator>
    <meta:document-statistic meta:object-count="95"/>
  </office:meta>
</office:document-meta>
</file>